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istance from pole</text:p>
          </table:table-cell>
          <table:table-cell office:value-type="string">
            <text:p>scale factor</text:p>
          </table:table-cell>
          <table:table-cell office:value-type="string">
            <text:p>circle diameter</text:p>
          </table:table-cell>
          <table:table-cell office:value-type="string">
            <text:p>position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formula="of:=[.$E$3]+[.$E$2]*[.A2]" office:value-type="float" office:value="11">
            <text:p>11</text:p>
          </table:table-cell>
          <table:table-cell table:formula="of:=[.B2]*[.A2]" office:value-type="float" office:value="0">
            <text:p>0</text:p>
          </table:table-cell>
          <table:table-cell table:formula="of:=-[.C2]/2" office:value-type="float" office:value="-0">
            <text:p>-0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$E$3]+[.$E$2]*[.A3]" office:value-type="float" office:value="11.5">
            <text:p>11,5</text:p>
          </table:table-cell>
          <table:table-cell table:formula="of:=[.B3]*[.A3]" office:value-type="float" office:value="57.5">
            <text:p>57,5</text:p>
          </table:table-cell>
          <table:table-cell table:formula="of:=-[.C3]/2" office:value-type="float" office:value="-28.75">
            <text:p>-28,7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$E$3]+[.$E$2]*[.A4]" office:value-type="float" office:value="12">
            <text:p>12</text:p>
          </table:table-cell>
          <table:table-cell table:formula="of:=[.B4]*[.A4]" office:value-type="float" office:value="120">
            <text:p>120</text:p>
          </table:table-cell>
          <table:table-cell table:formula="of:=-[.C4]/2" office:value-type="float" office:value="-60">
            <text:p>-6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$E$3]+[.$E$2]*[.A5]" office:value-type="float" office:value="12.5">
            <text:p>12,5</text:p>
          </table:table-cell>
          <table:table-cell table:formula="of:=[.B5]*[.A5]" office:value-type="float" office:value="187.5">
            <text:p>187,5</text:p>
          </table:table-cell>
          <table:table-cell table:formula="of:=-[.C5]/2" office:value-type="float" office:value="-93.75">
            <text:p>-93,7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$E$3]+[.$E$2]*[.A6]" office:value-type="float" office:value="13">
            <text:p>13</text:p>
          </table:table-cell>
          <table:table-cell table:formula="of:=[.B6]*[.A6]" office:value-type="float" office:value="260">
            <text:p>260</text:p>
          </table:table-cell>
          <table:table-cell table:formula="of:=-[.C6]/2" office:value-type="float" office:value="-130">
            <text:p>-13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$E$3]+[.$E$2]*[.A7]" office:value-type="float" office:value="13.5">
            <text:p>13,5</text:p>
          </table:table-cell>
          <table:table-cell table:formula="of:=[.B7]*[.A7]" office:value-type="float" office:value="337.5">
            <text:p>337,5</text:p>
          </table:table-cell>
          <table:table-cell table:formula="of:=-[.C7]/2" office:value-type="float" office:value="-168.75">
            <text:p>-168,7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[.$E$3]+[.$E$2]*[.A8]" office:value-type="float" office:value="14">
            <text:p>14</text:p>
          </table:table-cell>
          <table:table-cell table:formula="of:=[.B8]*[.A8]" office:value-type="float" office:value="420">
            <text:p>420</text:p>
          </table:table-cell>
          <table:table-cell table:formula="of:=-[.C8]/2" office:value-type="float" office:value="-210">
            <text:p>-21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[.$E$3]+[.$E$2]*[.A9]" office:value-type="float" office:value="14.5">
            <text:p>14,5</text:p>
          </table:table-cell>
          <table:table-cell table:formula="of:=[.B9]*[.A9]" office:value-type="float" office:value="507.5">
            <text:p>507,5</text:p>
          </table:table-cell>
          <table:table-cell table:formula="of:=-[.C9]/2" office:value-type="float" office:value="-253.75">
            <text:p>-253,7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f:=[.$E$3]+[.$E$2]*[.A10]" office:value-type="float" office:value="15">
            <text:p>15</text:p>
          </table:table-cell>
          <table:table-cell table:formula="of:=[.B10]*[.A10]" office:value-type="float" office:value="600">
            <text:p>600</text:p>
          </table:table-cell>
          <table:table-cell table:formula="of:=-[.C10]/2" office:value-type="float" office:value="-300">
            <text:p>-300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formula="of:=[.$E$3]+[.$E$2]*[.A11]" office:value-type="float" office:value="15.5">
            <text:p>15,5</text:p>
          </table:table-cell>
          <table:table-cell table:formula="of:=[.B11]*[.A11]" office:value-type="float" office:value="697.5">
            <text:p>697,5</text:p>
          </table:table-cell>
          <table:table-cell table:formula="of:=-[.C11]/2" office:value-type="float" office:value="-348.75">
            <text:p>-348,75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[.$E$3]+[.$E$2]*[.A12]" office:value-type="float" office:value="16">
            <text:p>16</text:p>
          </table:table-cell>
          <table:table-cell table:formula="of:=[.B12]*[.A12]" office:value-type="float" office:value="800">
            <text:p>800</text:p>
          </table:table-cell>
          <table:table-cell table:formula="of:=-[.C12]/2" office:value-type="float" office:value="-400">
            <text:p>-40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table:formula="of:=[.$E$3]+[.$E$2]*[.A13]" office:value-type="float" office:value="16.5">
            <text:p>16,5</text:p>
          </table:table-cell>
          <table:table-cell table:formula="of:=[.B13]*[.A13]" office:value-type="float" office:value="907.5">
            <text:p>907,5</text:p>
          </table:table-cell>
          <table:table-cell table:formula="of:=-[.C13]/2" office:value-type="float" office:value="-453.75">
            <text:p>-453,75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[.$E$3]+[.$E$2]*[.A14]" office:value-type="float" office:value="17">
            <text:p>17</text:p>
          </table:table-cell>
          <table:table-cell table:formula="of:=[.B14]*[.A14]" office:value-type="float" office:value="1020">
            <text:p>1020</text:p>
          </table:table-cell>
          <table:table-cell table:formula="of:=-[.C14]/2" office:value-type="float" office:value="-510">
            <text:p>-510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formula="of:=[.$E$3]+[.$E$2]*[.A15]" office:value-type="float" office:value="17.5">
            <text:p>17,5</text:p>
          </table:table-cell>
          <table:table-cell table:formula="of:=[.B15]*[.A15]" office:value-type="float" office:value="1137.5">
            <text:p>1137,5</text:p>
          </table:table-cell>
          <table:table-cell table:formula="of:=-[.C15]/2" office:value-type="float" office:value="-568.75">
            <text:p>-568,7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f:=[.$E$3]+[.$E$2]*[.A16]" office:value-type="float" office:value="18">
            <text:p>18</text:p>
          </table:table-cell>
          <table:table-cell table:formula="of:=[.B16]*[.A16]" office:value-type="float" office:value="1260">
            <text:p>1260</text:p>
          </table:table-cell>
          <table:table-cell table:formula="of:=-[.C16]/2" office:value-type="float" office:value="-630">
            <text:p>-630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formula="of:=[.$E$3]+[.$E$2]*[.A17]" office:value-type="float" office:value="18.5">
            <text:p>18,5</text:p>
          </table:table-cell>
          <table:table-cell table:formula="of:=[.B17]*[.A17]" office:value-type="float" office:value="1387.5">
            <text:p>1387,5</text:p>
          </table:table-cell>
          <table:table-cell table:formula="of:=-[.C17]/2" office:value-type="float" office:value="-693.75">
            <text:p>-693,75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table:formula="of:=[.$E$3]+[.$E$2]*[.A18]" office:value-type="float" office:value="19">
            <text:p>19</text:p>
          </table:table-cell>
          <table:table-cell table:formula="of:=[.B18]*[.A18]" office:value-type="float" office:value="1520">
            <text:p>1520</text:p>
          </table:table-cell>
          <table:table-cell table:formula="of:=-[.C18]/2" office:value-type="float" office:value="-760">
            <text:p>-760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table:formula="of:=[.$E$3]+[.$E$2]*[.A19]" office:value-type="float" office:value="19.5">
            <text:p>19,5</text:p>
          </table:table-cell>
          <table:table-cell table:formula="of:=[.B19]*[.A19]" office:value-type="float" office:value="1657.5">
            <text:p>1657,5</text:p>
          </table:table-cell>
          <table:table-cell table:formula="of:=-[.C19]/2" office:value-type="float" office:value="-828.75">
            <text:p>-828,7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table:formula="of:=[.$E$3]+[.$E$2]*[.A20]" office:value-type="float" office:value="20">
            <text:p>20</text:p>
          </table:table-cell>
          <table:table-cell table:formula="of:=[.B20]*[.A20]" office:value-type="float" office:value="1800">
            <text:p>1800</text:p>
          </table:table-cell>
          <table:table-cell table:formula="of:=-[.C20]/2" office:value-type="float" office:value="-900">
            <text:p>-900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formula="of:=[.$E$3]+[.$E$2]*[.A21]" office:value-type="float" office:value="20.5">
            <text:p>20,5</text:p>
          </table:table-cell>
          <table:table-cell table:formula="of:=[.B21]*[.A21]" office:value-type="float" office:value="1947.5">
            <text:p>1947,5</text:p>
          </table:table-cell>
          <table:table-cell table:formula="of:=-[.C21]/2" office:value-type="float" office:value="-973.75">
            <text:p>-973,75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table:formula="of:=[.$E$3]+[.$E$2]*[.A22]" office:value-type="float" office:value="21">
            <text:p>21</text:p>
          </table:table-cell>
          <table:table-cell table:formula="of:=[.B22]*[.A22]" office:value-type="float" office:value="2100">
            <text:p>2100</text:p>
          </table:table-cell>
          <table:table-cell table:formula="of:=-[.C22]/2" office:value-type="float" office:value="-1050">
            <text:p>-1050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table:formula="of:=[.$E$3]+[.$E$2]*[.A23]" office:value-type="float" office:value="21.5">
            <text:p>21,5</text:p>
          </table:table-cell>
          <table:table-cell table:formula="of:=[.B23]*[.A23]" office:value-type="float" office:value="2257.5">
            <text:p>2257,5</text:p>
          </table:table-cell>
          <table:table-cell table:formula="of:=-[.C23]/2" office:value-type="float" office:value="-1128.75">
            <text:p>-1128,75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table:formula="of:=[.$E$3]+[.$E$2]*[.A24]" office:value-type="float" office:value="22">
            <text:p>22</text:p>
          </table:table-cell>
          <table:table-cell table:formula="of:=[.B24]*[.A24]" office:value-type="float" office:value="2420">
            <text:p>2420</text:p>
          </table:table-cell>
          <table:table-cell table:formula="of:=-[.C24]/2" office:value-type="float" office:value="-1210">
            <text:p>-1210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table:formula="of:=[.$E$3]+[.$E$2]*[.A25]" office:value-type="float" office:value="22.5">
            <text:p>22,5</text:p>
          </table:table-cell>
          <table:table-cell table:formula="of:=[.B25]*[.A25]" office:value-type="float" office:value="2587.5">
            <text:p>2587,5</text:p>
          </table:table-cell>
          <table:table-cell table:formula="of:=-[.C25]/2" office:value-type="float" office:value="-1293.75">
            <text:p>-1293,75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table:formula="of:=[.$E$3]+[.$E$2]*[.A26]" office:value-type="float" office:value="23">
            <text:p>23</text:p>
          </table:table-cell>
          <table:table-cell table:formula="of:=[.B26]*[.A26]" office:value-type="float" office:value="2760">
            <text:p>2760</text:p>
          </table:table-cell>
          <table:table-cell table:formula="of:=-[.C26]/2" office:value-type="float" office:value="-1380">
            <text:p>-1380</text:p>
          </table:table-cell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28.11.2013</text:date>, <text:time>17:33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8T17:24:24.98</meta:creation-date>
    <dc:date>2013-11-28T17:33:02.43</dc:date>
    <meta:editing-duration>PT8M40S</meta:editing-duration>
    <meta:editing-cycles>1</meta:editing-cycles>
    <meta:document-statistic meta:table-count="3" meta:cell-count="106" meta:object-count="0"/>
    <meta:generator>OpenOffice.org/3.3$Win32 OpenOffice.org_project/330m20$Build-9567</meta:generator>
  </office:meta>
</office:document-meta>
</file>